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.getIn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.getReverse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direct.getRecipient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direct.getReversePath( Mail original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.getAllowed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direct.getTo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